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bg" fo:country="BG"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US"/>
    </style:style>
    <style:style style:name="T1" style:family="text">
      <style:text-properties fo:language="bg" fo:country="BG" fo:font-weight="bold" style:font-weight-asian="bold" style:font-weight-complex="bold"/>
    </style:style>
    <style:style style:name="T2" style:family="text">
      <style:text-properties fo:language="bg" fo:country="BG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Търговски обекти / Складове</text:p>
      <text:p text:style-name="P1"/>
      <text:list xml:id="list2983405241189188879" text:style-name="L1">
        <text:list-item>
          <text:p text:style-name="P3">id</text:p>
        </text:list-item>
        <text:list-item>
          <text:p text:style-name="P4"><text:span text:style-name="T3">name – </text:span><text:span text:style-name="T2">Име на обекта</text:span></text:p>
        </text:list-item>
        <text:list-item>
          <text:p text:style-name="P4"><text:span text:style-name="T3">city – </text:span><text:span text:style-name="T2">Град на обекта</text:span></text:p>
        </text:list-item>
        <text:list-item>
          <text:p text:style-name="P4"><text:span text:style-name="T3">address – </text:span><text:span text:style-name="T2">Адрес на обекта</text:span></text:p>
        </text:list-item>
        <text:list-item>
          <text:p text:style-name="P4"><text:span text:style-name="T3">img – <text:s/></text:span><text:span text:style-name="T2">Снимка на обекта</text:span></text:p>
        </text:list-item>
        <text:list-item>
          <text:p text:style-name="P4"><text:span text:style-name="T3">warehouse</text:span><text:span text:style-name="T4"> – </text:span><text:span text:style-name="T2">Дали е Склад ИЛИ търговски обект (магазин)</text:span></text:p>
        </text:list-item>
        <text:list-item>
          <text:p text:style-name="P4"><text:span text:style-name="T1">d</text:span><text:span text:style-name="T3">ate</text:span><text:span text:style-name="T2"> – <text:s text:c="22"/>Кога е добавен</text:span></text:p>
        </text:list-item>
        <text:list-item>
          <text:p text:style-name="P4"><text:span text:style-name="T3">open_time_week</text:span><text:span text:style-name="T4"> <text:s text:c="2"/>– </text:span><text:span text:style-name="T2">работно време (пон-пет)</text:span></text:p>
        </text:list-item>
        <text:list-item>
          <text:p text:style-name="P4"><text:span text:style-name="T3">open_time_sat <text:s text:c="6"/></text:span><text:span text:style-name="T4">–</text:span><text:span text:style-name="T2"> <text:s text:c="3"/>работно време (събота)</text:span></text:p>
        </text:list-item>
        <text:list-item>
          <text:p text:style-name="P4"><text:span text:style-name="T3">open_time_sun</text:span><text:span text:style-name="T4"> <text:s text:c="5"/>–</text:span><text:span text:style-name="T2"> <text:s text:c="2"/>работно време (неделя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7T11:44:05.83</meta:creation-date>
    <meta:generator>OpenOffice/4.1.0$Win32 OpenOffice.org_project/410m18$Build-9764</meta:generator>
    <dc:date>2014-10-05T16:53:58.51</dc:date>
    <meta:editing-duration>PT59M5S</meta:editing-duration>
    <meta:editing-cycles>8</meta:editing-cycles>
    <meta:document-statistic meta:table-count="0" meta:image-count="0" meta:object-count="0" meta:page-count="1" meta:paragraph-count="11" meta:word-count="64" meta:character-count="370"/>
  </office:meta>
</office:document-meta>
</file>